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1" style:list-style-name="WWNum1" style:master-page-name="First_20_Page">
      <style:paragraph-properties style:page-number="auto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74919213164694284" text:style-name="WWNum1">
        <text:list-header>
          <text:h text:style-name="P3" text:outline-level="1">Errores de un vendedor</text:h>
        </text:list-header>
      </text:list>
      <text:list xml:id="list4544542286730748950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9-2-2019</text:p>
      <text:p text:style-name="Standard"/>
      <text:p text:style-name="P1">Link de Interes:<text:tab/> <text:s text:c="2"/>Curso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list xml:id="list1679489328" text:continue-numbering="true" text:style-name="Outline">
        <text:list-item>
          <text:h text:style-name="P4" text:outline-level="1">Errores de un vendedor</text:h>
        </text:list-item>
      </text:list>
      <text:p text:style-name="Text_20_body"/>
      <text:p text:style-name="P1">1.- Creer que <text:s/>todos son tus posibles clientes</text:p>
      <text:p text:style-name="P1">2.- Confiar en tus habilidades innatas de vendedor</text:p>
      <text:p text:style-name="P1"><text:tab/>Estudiar los beneficios del producto</text:p>
      <text:p text:style-name="P1">3.- Vende <text:s/>y corre</text:p>
      <text:p text:style-name="P1"/>
      <text:p text:style-name="P1">5.- Mantenerse en la zona de confort</text:p>
      <text:p text:style-name="P1">6.- No llevar un registro de ciente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2-09T11:48:20</meta:creation-date>
    <meta:editing-duration>PT3H14M23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16" meta:word-count="65" meta:character-count="425"/>
    <dc:date>2019-02-09T15:33:57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